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</office:automatic-styles>
  <office:body>
    <office:text text:use-soft-page-breaks="true">
      <text:p text:style-name="P1">Résultats Kaggle :<text:s/></text:p>
      <text:list text:style-name="LFO1" text:continue-numbering="true">
        <text:list-item>
          <text:p text:style-name="P2">Private = jeu test (à présenter lors de soutenance)</text:p>
        </text:list-item>
        <text:list-item>
          <text:p text:style-name="P3">Public = jeu de validation (toujours choisir le plus haut, si mieux privé tant pis)</text:p>
        </text:list-item>
      </text:list>
      <text:p text:style-name="Normal">Niches potentielles<text:s/><text:span text:style-name="T4"></text:span><text:s/>1 modèle par modalité / combinaison des modalités</text:p>
      <text:p text:style-name="Normal">Présences Only :</text:p>
      <text:list text:style-name="LFO1" text:continue-numbering="true">
        <text:list-item>
          <text:p text:style-name="P5">KNN : K petit = sur <text:s text:c="2"/><text:span text:style-name="T6"></text:span><text:s/>On crée un vecteur d’espèce avec 1 si présente, 0 si absente</text:p>
        </text:list-item>
        <text:list-item>
          <text:p text:style-name="P7">Multiplie matrice des co-occurrences par vecteur retourne vecteur de probabilité</text:p>
        </text:list-item>
        <text:list-item>
          <text:p text:style-name="P8">On sélectionne les K plus probables dans le vecteur</text:p>
        </text:list-item>
      </text:list>
      <text:p text:style-name="Normal">Forêt aléatoire :</text:p>
      <text:list text:style-name="LFO1" text:continue-numbering="true">
        <text:list-item>
          <text:p text:style-name="P9">Arbre de décision sur les données abiotiques</text:p>
        </text:list-item>
        <text:list-item>
          <text:p text:style-name="P10">Random = sélection d’un sous jeu de données qui va servir à déterminer critère de décision</text:p>
        </text:list-item>
        <text:list-item>
          <text:p text:style-name="P11">Scikit learn : sklearn randomforres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11-10T08:46:00Z</meta:creation-date>
    <dc:date>2023-11-10T09:00:00Z</dc:date>
    <meta:template xlink:href="Normal.dotm" xlink:type="simple"/>
    <meta:editing-cycles>1</meta:editing-cycles>
    <meta:editing-duration>PT840S</meta:editing-duration>
    <meta:document-statistic meta:page-count="1" meta:paragraph-count="1" meta:word-count="100" meta:character-count="653" meta:row-count="4" meta:non-whitespace-character-count="554"/>
  </office:meta>
</office:document-meta>
</file>